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30000010E6A974CE6ABDF404E.png" manifest:media-type="image/png"/>
  <manifest:file-entry manifest:full-path="Pictures/10000001000003AE0000009C4605F58CFAB7F2FC.png" manifest:media-type="image/png"/>
  <manifest:file-entry manifest:full-path="Pictures/10000001000004D00000009C22BD70B20D3F9855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1042in" fo:margin-left="-0.141in" fo:margin-top="0in" fo:margin-bottom="0in" table:align="left" style:writing-mode="lr-tb"/>
    </style:style>
    <style:style style:name="Table3.A" style:family="table-column">
      <style:table-column-properties style:column-width="1.437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1.25in"/>
    </style:style>
    <style:style style:name="Table3.E" style:family="table-column">
      <style:table-column-properties style:column-width="1.666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font-size="16pt" fo:font-style="italic" style:font-size-asian="16pt" style:font-style-asian="italic"/>
    </style:style>
    <style:style style:name="P13" style:family="paragraph" style:parent-style-name="Standard">
      <style:text-properties fo:font-size="16pt" fo:letter-spacing="0.0693in" fo:font-weight="bold" style:font-size-asian="16pt" style:font-weight-asian="bold"/>
    </style:style>
    <style:style style:name="P14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5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 fo:break-before="page"/>
      <style:text-properties fo:font-size="14pt" officeooo:rsid="000a8c1e" officeooo:paragraph-rsid="000a8c1e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0a8c1e" officeooo:paragraph-rsid="000a8c1e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0bce70" officeooo:paragraph-rsid="000bce70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rsid="00144707" officeooo:paragraph-rsid="00144707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22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7122c" officeooo:paragraph-rsid="0007122c" fo:background-color="transparent" style:font-size-asian="14pt" style:font-size-complex="14pt"/>
    </style:style>
    <style:style style:name="P23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4" style:family="paragraph" style:parent-style-name="Frame_20_contents">
      <style:text-properties fo:font-size="14pt" fo:font-weight="bold" style:font-size-asian="14pt" style:font-weight-asian="bold"/>
    </style:style>
    <style:style style:name="P25" style:family="paragraph" style:parent-style-name="Standard">
      <style:paragraph-properties fo:text-align="justify" style:justify-single-word="false"/>
      <style:text-properties fo:font-size="14pt" fo:font-weight="bold" officeooo:rsid="000f2db9" officeooo:paragraph-rsid="000f2db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16402f" officeooo:paragraph-rsid="0016402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normal" officeooo:rsid="000f2db9" officeooo:paragraph-rsid="000f2db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orphans="0" fo:widows="0"/>
    </style:style>
    <style:style style:name="P29" style:family="paragraph" style:parent-style-name="Standard">
      <style:paragraph-properties fo:margin-left="0.0984in" fo:margin-right="0in" fo:text-indent="0in" style:auto-text-indent="false"/>
    </style:style>
    <style:style style:name="P30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style:use-window-font-color="true" loext:opacity="0%" fo:font-size="14pt" fo:font-weight="bold" fo:background-color="transparent" style:font-size-asian="14pt" style:font-weight-asian="bold"/>
    </style:style>
    <style:style style:name="P31" style:family="paragraph" style:parent-style-name="Обычный1">
      <style:paragraph-properties fo:text-align="center" style:justify-single-word="false" fo:orphans="0" fo:widows="0"/>
      <style:text-properties style:use-window-font-color="true" loext:opacity="0%" fo:font-size="14pt" fo:letter-spacing="0.0693in" officeooo:rsid="0007122c" officeooo:paragraph-rsid="0007122c" fo:background-color="transparent" style:font-size-asian="14pt" style:font-size-complex="14pt"/>
    </style:style>
    <style:style style:name="P32" style:family="paragraph" style:parent-style-name="Object_20_index_20_heading">
      <style:text-properties officeooo:rsid="00144707" officeooo:paragraph-rsid="00144707"/>
    </style:style>
    <style:style style:name="P33" style:family="paragraph" style:parent-style-name="Standard">
      <style:paragraph-properties fo:text-align="justify" style:justify-single-word="false"/>
      <style:text-properties officeooo:rsid="00144707" officeooo:paragraph-rsid="00144707"/>
    </style:style>
    <style:style style:name="P34" style:family="paragraph" style:parent-style-name="Standard">
      <style:paragraph-properties fo:text-align="justify" style:justify-single-word="false"/>
      <style:text-properties officeooo:paragraph-rsid="000a8c1e"/>
    </style:style>
    <style:style style:name="P35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rsid="000a8c1e" officeooo:paragraph-rsid="000a8c1e" style:font-size-asian="14pt" style:font-size-complex="14pt"/>
    </style:style>
    <style:style style:name="P36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rsid="000f2db9" officeooo:paragraph-rsid="000f2db9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38" style:family="paragraph" style:parent-style-name="Standard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style:font-name="Droid Sans Mono" fo:font-size="10.5pt" fo:language="zxx" fo:country="none"/>
    </style:style>
    <style:style style:name="P39" style:family="paragraph" style:parent-style-name="Standard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rsid="00144707" officeooo:paragraph-rsid="00144707"/>
    </style:style>
    <style:style style:name="P40" style:family="paragraph" style:parent-style-name="Standard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style:line-height-at-least="0.198in" fo:background-color="#f8f8f8"/>
      <style:text-properties fo:language="zxx" fo:country="none"/>
    </style:style>
    <style:style style:name="P41" style:family="paragraph" style:parent-style-name="Standard">
      <loext:graphic-properties draw:fill="solid" draw:fill-color="#f8f8f8" draw:opacity="100%"/>
      <style:paragraph-properties ch2_options="{'Style': 'default', 'Language': 'CSS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fo:language="zxx" fo:country="none" officeooo:rsid="00144707" officeooo:paragraph-rsid="00144707"/>
    </style:style>
    <style:style style:name="P42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style:font-size-asian="16pt" style:font-weight-asian="bold"/>
    </style:style>
    <style:style style:name="P4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44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fo:font-size="16pt" style:text-underline-style="none" officeooo:rsid="0007122c" officeooo:paragraph-rsid="0007122c" fo:background-color="transparent" style:font-size-asian="16pt"/>
    </style:style>
    <style:style style:name="P4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>
      <loext:graphic-properties draw:fill="solid" draw:fill-color="#f8f8f8" draw:opacity="100%"/>
      <style:paragraph-properties ch2_options="{'Style': 'default', 'Language': 'HTML', 'UseCharStyles': 1, 'LineNumberRatio': 100, 'LineNumberStart': 1, 'MasterCharStyle': '', 'ShowLineNumbers': 0, 'ColourizeBackground': 1, 'LineNumberSeparator': '  ', 'StoreOptionsWithSnippet': 1}" fo:text-align="justify" style:justify-single-word="false" fo:background-color="#f8f8f8"/>
      <style:text-properties style:font-name="Droid Sans Mono" fo:font-size="10.5pt" fo:language="zxx" fo:country="none" officeooo:paragraph-rsid="000a8c1e"/>
    </style:style>
    <style:style style:name="P48" style:family="paragraph" style:parent-style-name="Standard">
      <loext:graphic-properties draw:fill="solid" draw:fill-color="#f8f8f8" draw:opacity="100%"/>
      <style:paragraph-properties style:line-height-at-least="0.198in" fo:background-color="#f8f8f8"/>
      <style:text-properties style:font-name="Droid Sans Mono" fo:font-size="10.5pt" fo:language="zxx" fo:country="none"/>
    </style:style>
    <style:style style:name="P49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50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122c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122c" style:font-size-asian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officeooo:rsid="000a8c1e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8c1e" style:font-size-asian="14pt" style:font-size-complex="14pt"/>
    </style:style>
    <style:style style:name="T12" style:family="text">
      <style:text-properties fo:font-size="14pt" officeooo:rsid="0016402f" style:font-size-asian="14pt" style:font-size-complex="14pt"/>
    </style:style>
    <style:style style:name="T13" style:family="text">
      <style:text-properties officeooo:rsid="0007122c"/>
    </style:style>
    <style:style style:name="T14" style:family="text">
      <style:text-properties style:use-window-font-color="true" loext:opacity="0%" fo:font-size="16pt" style:text-underline-style="none" fo:font-weight="normal" officeooo:rsid="0007122c" fo:background-color="transparent" loext:char-shading-value="0" style:font-size-asian="16pt" style:font-weight-asian="normal" style:font-size-complex="16pt" style:font-weight-complex="normal"/>
    </style:style>
    <style:style style:name="T15" style:family="text">
      <style:text-properties officeooo:rsid="0008dc9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fo:color="#d4d4d4" loext:opacity="100%" fo:font-weight="normal" fo:background-color="#1e1e1e" loext:char-shading-value="0"/>
    </style:style>
    <style:style style:name="T20" style:family="text">
      <style:text-properties fo:color="#808080" loext:opacity="100%"/>
    </style:style>
    <style:style style:name="T21" style:family="text">
      <style:text-properties fo:color="#808080" loext:opacity="100%" fo:font-weight="normal" fo:background-color="#1e1e1e" loext:char-shading-value="0"/>
    </style:style>
    <style:style style:name="T22" style:family="text">
      <style:text-properties fo:color="#569cd6" loext:opacity="100%"/>
    </style:style>
    <style:style style:name="T23" style:family="text">
      <style:text-properties fo:color="#569cd6" loext:opacity="100%" fo:font-weight="normal" fo:background-color="#1e1e1e" loext:char-shading-value="0"/>
    </style:style>
    <style:style style:name="T24" style:family="text">
      <style:text-properties fo:color="#9cdcfe" loext:opacity="100%"/>
    </style:style>
    <style:style style:name="T25" style:family="text">
      <style:text-properties fo:color="#9cdcfe" loext:opacity="100%" fo:font-weight="normal" fo:background-color="#1e1e1e" loext:char-shading-value="0"/>
    </style:style>
    <style:style style:name="T26" style:family="text">
      <style:text-properties fo:color="#ce9178" loext:opacity="100%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in" svg:stroke-color="#000000" draw:stroke-linejoin="round" svg:stroke-linecap="butt" draw:fill="none" draw:textarea-vertical-align="top" draw:auto-grow-height="false" fo:min-height="0.0008in" fo:min-width="0.3957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154in" svg:y="0.2291in" svg:width="0.802in" svg:height="0.9063in" draw:z-index="2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7">Информатика и системы управления</text:span></text:p>
      <text:p text:style-name="P8"/>
      <text:p text:style-name="Standard"><text:span text:style-name="T4">КАФЕДРА </text:span><text:span text:style-name="T7">Компьютерные системы и сети (ИУ6)</text:span></text:p>
      <text:p text:style-name="P9"/>
      <text:p text:style-name="Standard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</text:span><text:span text:style-name="T2">Информатика и вычислительная техника</text:span></text:p>
      <text:p text:style-name="P12"/>
      <text:p text:style-name="P13"/>
      <text:h text:style-name="P42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по лабораторной работе № </text:p>
          </table:table-cell>
          <table:table-cell table:style-name="Table2.A1" office:value-type="string">
            <text:p text:style-name="P31"><draw:custom-shape text:anchor-type="char" draw:z-index="0" draw:name="Shape1" draw:style-name="gr1" draw:text-style-name="P50" svg:width="0.3961in" svg:height="0.0012in" svg:x="-0.0362in" svg:y="0.2071in"><text:p/><draw:enhanced-geometry svg:viewBox="0 0 21600 21600" draw:type="mso-spt32" draw:enhanced-path="M 0 0 L 21600 21600 N"/></draw:custom-shape>1</text:p>
          </table:table-cell>
        </table:table-row>
      </table:table>
      <text:h text:style-name="P43" text:outline-level="1"><draw:frame draw:style-name="fr1" draw:name="Frame1" text:anchor-type="char" svg:x="0.0256in" svg:y="0.2429in" svg:width="1.1929in" svg:height="0.3228in" draw:z-index="1"><draw:text-box><text:p text:style-name="P24">Название:</text:p></draw:text-box></draw:frame></text:h>
      <text:h text:style-name="P44" text:outline-level="1">Создание простейших HTML-страниц, валидаторы кода. Каскадные таблицы стилей CSS</text:h>
      <text:h text:style-name="P45" text:outline-level="1"/>
      <text:p text:style-name="P29"><text:span text:style-name="T8">Дисциплина: </text:span><text:span text:style-name="T14">Языки интернет программирования</text:span></text:p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P14">Студент</text:p>
          </table:table-cell>
          <table:table-cell table:style-name="Table3.A1" office:value-type="string">
            <text:p text:style-name="P22">ИУ6-31Б</text:p>
          </table:table-cell>
          <table:table-cell table:style-name="Table3.C1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3"><text:span text:style-name="T13">Т</text:span>.<text:span text:style-name="T13">Е</text:span>. <text:span text:style-name="T13">Старжевский</text:span>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>(Группа)</text:p>
          </table:table-cell>
          <table:table-cell table:style-name="Table3.C2" office:value-type="string">
            <text:p text:style-name="P10"/>
          </table:table-cell>
          <table:table-cell table:style-name="Table3.A1" office:value-type="string">
            <text:p text:style-name="P10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10">(И.О. Фамилия)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/>
          </table:table-cell>
          <table:table-cell table:style-name="Table3.C3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4">Преподаватель</text:p>
          </table:table-cell>
          <table:table-cell table:style-name="Table3.A1" office:value-type="string">
            <text:p text:style-name="P28"/>
          </table:table-cell>
          <table:table-cell table:style-name="Table3.C4" office:value-type="string">
            <text:p text:style-name="P14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3"><text:span text:style-name="T15">Д</text:span>.<text:span text:style-name="T15">В</text:span>. <text:span text:style-name="T15">Малахов</text:span></text:p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0"/>
          </table:table-cell>
          <table:table-cell table:style-name="Table3.C5" office:value-type="string">
            <text:p text:style-name="P10"/>
          </table:table-cell>
          <table:table-cell table:style-name="Table3.A1" office:value-type="string">
            <text:p text:style-name="P10">(Подпись, дата)</text:p>
          </table:table-cell>
          <table:table-cell table:style-name="Table3.A1" office:value-type="string">
            <text:p text:style-name="P10">(И.О. Фамилия)</text:p>
          </table:table-cell>
        </table:table-row>
      </table:table>
      <text:p text:style-name="P7"/>
      <text:p text:style-name="P7"/>
      <text:p text:style-name="P7"/>
      <text:p text:style-name="P11"><text:span text:style-name="T3">Москва, 20</text:span><text:span text:style-name="T5">2</text:span><text:span text:style-name="T6">2</text:span></text:p>
      <text:p text:style-name="P17"><text:span text:style-name="T16">Задание 1. </text:span>Выполните разметку HTML-страницы с использованием элементов семантической разметки текста. Напишите не менее 10 строк произвольного текста. Выделите в каждой строке несколько слов как более важные, значительно важные, добавьте математические формулы и пр. Также, с использованием семантической разметки, добавьте к тексту произвольные строки кода на любом языке программирования.</text:p>
      <text:p text:style-name="P18"/>
      <text:p text:style-name="P18">Подготовьте второй вариант разметки, отличающийся выделенными словами. Замените фрагменты, которые ранее отображались курсивом на фрагменты, отображаемые жирным шрифтом.</text:p>
      <text:p text:style-name="P18"/>
      <text:p text:style-name="P19"><text:span text:style-name="T16">File name:</text:span> <text:span text:style-name="T17">index.html</text:span></text:p>
      <text:p text:style-name="P35"><text:span text:style-name="ch2_5f_default.Comment.Preproc">&lt;!DOCTYPE html&gt;</text:span></text:p>
      <text:p text:style-name="P37"><text:span text:style-name="ch2_5f_default.Punctuation">&lt;</text:span><text:span text:style-name="ch2_5f_default.Name.Tag">html</text:span><text:span text:style-name="ch2_5f_default.Text"> </text:span><text:span text:style-name="ch2_5f_default.Name.Attribute">lang</text:span><text:span text:style-name="ch2_5f_default.Operator">=</text:span><text:span text:style-name="ch2_5f_default.Literal.String">"en"</text:span><text:span text:style-name="ch2_5f_default.Punctuation">&gt;</text:span></text:p>
      <text:p text:style-name="P37"><text:span text:style-name="ch2_5f_default.Punctuation">&lt;</text:span><text:span text:style-name="ch2_5f_default.Name.Tag">head</text:span><text:span text:style-name="ch2_5f_default.Punctuation">&gt;</text:span></text:p>
      <text:p text:style-name="P37"><text:span text:style-name="ch2_5f_default.Punctuation">&lt;</text:span><text:span text:style-name="ch2_5f_default.Name.Tag">meta</text:span><text:span text:style-name="ch2_5f_default.Text"> </text:span><text:span text:style-name="ch2_5f_default.Name.Attribute">charset</text:span><text:span text:style-name="ch2_5f_default.Operator">=</text:span><text:span text:style-name="ch2_5f_default.Literal.String">"UTF-8"</text:span><text:span text:style-name="ch2_5f_default.Punctuation">&gt;</text:span></text:p>
      <text:p text:style-name="P37"><text:span text:style-name="ch2_5f_default.Punctuation">&lt;</text:span><text:span text:style-name="ch2_5f_default.Name.Tag">meta</text:span><text:span text:style-name="ch2_5f_default.Text"> </text:span><text:span text:style-name="ch2_5f_default.Name.Attribute">http-equiv</text:span><text:span text:style-name="ch2_5f_default.Operator">=</text:span><text:span text:style-name="ch2_5f_default.Literal.String">"X-UA-Compatible"</text:span><text:span text:style-name="ch2_5f_default.Text"> </text:span><text:span text:style-name="ch2_5f_default.Name.Attribute">content</text:span><text:span text:style-name="ch2_5f_default.Operator">=</text:span><text:span text:style-name="ch2_5f_default.Literal.String">"IE=edge"</text:span><text:span text:style-name="ch2_5f_default.Punctuation">&gt;</text:span></text:p>
      <text:p text:style-name="P37"><text:span text:style-name="ch2_5f_default.Punctuation">&lt;</text:span><text:span text:style-name="ch2_5f_default.Name.Tag">meta</text:span><text:span text:style-name="ch2_5f_default.Text"> </text:span><text:span text:style-name="ch2_5f_default.Name.Attribute">name</text:span><text:span text:style-name="ch2_5f_default.Operator">=</text:span><text:span text:style-name="ch2_5f_default.Literal.String">"viewport"</text:span><text:span text:style-name="ch2_5f_default.Text"> </text:span><text:span text:style-name="ch2_5f_default.Name.Attribute">content</text:span><text:span text:style-name="ch2_5f_default.Operator">=</text:span><text:span text:style-name="ch2_5f_default.Literal.String">"width=device-width, initial-scale=1.0"</text:span><text:span text:style-name="ch2_5f_default.Punctuation">&gt;</text:span></text:p>
      <text:p text:style-name="P37"><text:span text:style-name="ch2_5f_default.Punctuation">&lt;</text:span><text:span text:style-name="ch2_5f_default.Name.Tag">title</text:span><text:span text:style-name="ch2_5f_default.Punctuation">&gt;</text:span><text:span text:style-name="ch2_5f_default.Text">Text TST</text:span><text:span text:style-name="ch2_5f_default.Punctuation">&lt;/</text:span><text:span text:style-name="ch2_5f_default.Name.Tag">title</text:span><text:span text:style-name="ch2_5f_default.Punctuation">&gt;</text:span></text:p>
      <text:p text:style-name="P37"><text:span text:style-name="ch2_5f_default.Punctuation">&lt;/</text:span><text:span text:style-name="ch2_5f_default.Name.Tag">head</text:span><text:span text:style-name="ch2_5f_default.Punctuation">&gt;</text:span></text:p>
      <text:p text:style-name="P37"><text:span text:style-name="ch2_5f_default.Punctuation">&lt;</text:span><text:span text:style-name="ch2_5f_default.Name.Tag">body</text:span><text:span text:style-name="ch2_5f_default.Punctuation">&gt;</text:span></text:p>
      <text:p text:style-name="P37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first"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Today we gonna to be </text:span><text:span text:style-name="ch2_5f_default.Punctuation">&lt;</text:span><text:span text:style-name="ch2_5f_default.Name.Tag">em</text:span><text:span text:style-name="ch2_5f_default.Punctuation">&gt;</text:span><text:span text:style-name="ch2_5f_default.Text">millioners</text:span><text:span text:style-name="ch2_5f_default.Punctuation">&lt;/</text:span><text:span text:style-name="ch2_5f_default.Name.Tag">em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Things Happen </text:span><text:span text:style-name="ch2_5f_default.Punctuation">&lt;</text:span><text:span text:style-name="ch2_5f_default.Name.Tag">strong</text:span><text:span text:style-name="ch2_5f_default.Punctuation">&gt;</text:span><text:span text:style-name="ch2_5f_default.Text">for a Reason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We dont know </text:span><text:span text:style-name="ch2_5f_default.Punctuation">&lt;</text:span><text:span text:style-name="ch2_5f_default.Name.Tag">mark</text:span><text:span text:style-name="ch2_5f_default.Punctuation">&gt;</text:span><text:span text:style-name="ch2_5f_default.Text">date of death</text:span><text:span text:style-name="ch2_5f_default.Punctuation">&lt;/</text:span><text:span text:style-name="ch2_5f_default.Name.Tag">mark</text:span><text:span text:style-name="ch2_5f_default.Punctuation">&gt;</text:span><text:span text:style-name="ch2_5f_default.Text">, but we know </text:span><text:span text:style-name="ch2_5f_default.Punctuation">&lt;</text:span><text:span text:style-name="ch2_5f_default.Name.Tag">mark</text:span><text:span text:style-name="ch2_5f_default.Punctuation">&gt;</text:span><text:span text:style-name="ch2_5f_default.Text">date of bithday</text:span><text:span text:style-name="ch2_5f_default.Punctuation">&lt;/</text:span><text:span text:style-name="ch2_5f_default.Name.Tag">mark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There </text:span><text:span text:style-name="ch2_5f_default.Punctuation">&lt;</text:span><text:span text:style-name="ch2_5f_default.Name.Tag">s</text:span><text:span text:style-name="ch2_5f_default.Punctuation">&gt;</text:span><text:span text:style-name="ch2_5f_default.Text">is no</text:span><text:span text:style-name="ch2_5f_default.Punctuation">&lt;/</text:span><text:span text:style-name="ch2_5f_default.Name.Tag">s</text:span><text:span text:style-name="ch2_5f_default.Punctuation">&gt;</text:span><text:span text:style-name="ch2_5f_default.Text"> Accidents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We couldn`t be </text:span><text:span text:style-name="ch2_5f_default.Punctuation">&lt;</text:span><text:span text:style-name="ch2_5f_default.Name.Tag">small</text:span><text:span text:style-name="ch2_5f_default.Punctuation">&gt;</text:span><text:span text:style-name="ch2_5f_default.Text">Younger then this</text:span><text:span text:style-name="ch2_5f_default.Punctuation">&lt;/</text:span><text:span text:style-name="ch2_5f_default.Name.Tag">small</text:span><text:span text:style-name="ch2_5f_default.Punctuation">&gt;</text:span><text:span text:style-name="ch2_5f_default.Text"> evening ever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em</text:span><text:span text:style-name="ch2_5f_default.Punctuation">&gt;</text:span><text:span text:style-name="ch2_5f_default.Text">So what are you doing right now? Are you really want working on it and spend your daimond time?</text:span><text:span text:style-name="ch2_5f_default.Punctuation">&lt;/</text:span><text:span text:style-name="ch2_5f_default.Name.Tag">em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samp</text:span><text:span text:style-name="ch2_5f_default.Punctuation">&gt;</text:span><text:span text:style-name="ch2_5f_default.Text">Blokchain is the best way to see how encryption can work for people successfully transitions</text:span><text:span text:style-name="ch2_5f_default.Punctuation">&lt;/</text:span><text:span text:style-name="ch2_5f_default.Name.Tag">samp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10 Septemeber 2022, </text:span><text:span text:style-name="ch2_5f_default.Punctuation">&lt;</text:span><text:span text:style-name="ch2_5f_default.Name.Tag">strong</text:span><text:span text:style-name="ch2_5f_default.Punctuation">&gt;</text:span><text:span text:style-name="ch2_5f_default.Text">my phone</text:span><text:span text:style-name="ch2_5f_default.Punctuation">&lt;/</text:span><text:span text:style-name="ch2_5f_default.Name.Tag">strong</text:span><text:span text:style-name="ch2_5f_default.Punctuation">&gt;</text:span><text:span text:style-name="ch2_5f_default.Text"> doesn`t ringing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16 September we can buy IPhone 14 from </text:span><text:span text:style-name="ch2_5f_default.Punctuation">&lt;</text:span><text:span text:style-name="ch2_5f_default.Name.Tag">cite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github.com/timofeytst"</text:span><text:span text:style-name="ch2_5f_default.Punctuation">&gt;</text:span><text:span text:style-name="ch2_5f_default.Text">official</text:span><text:span text:style-name="ch2_5f_default.Punctuation">&lt;/</text:span><text:span text:style-name="ch2_5f_default.Name.Tag">a</text:span><text:span text:style-name="ch2_5f_default.Punctuation">&gt;&lt;/</text:span><text:span text:style-name="ch2_5f_default.Name.Tag">cite</text:span><text:span text:style-name="ch2_5f_default.Punctuation">&gt;</text:span><text:span text:style-name="ch2_5f_default.Text"> stories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Dark, green, blue, white, yellow, </text:span><text:span text:style-name="ch2_5f_default.Punctuation">&lt;</text:span><text:span text:style-name="ch2_5f_default.Name.Tag">mark</text:span><text:span text:style-name="ch2_5f_default.Punctuation">&gt;</text:span><text:span text:style-name="ch2_5f_default.Text">white-blue</text:span><text:span text:style-name="ch2_5f_default.Punctuation">&lt;/</text:span><text:span text:style-name="ch2_5f_default.Name.Tag">mark</text:span><text:span text:style-name="ch2_5f_default.Punctuation">&gt;</text:span><text:span text:style-name="ch2_5f_default.Text">, salad-green, fucsia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github.com/timofeytst"</text:span><text:span text:style-name="ch2_5f_default.Punctuation">&gt;</text:span><text:span text:style-name="ch2_5f_default.Text">I know</text:span><text:span text:style-name="ch2_5f_default.Punctuation">&lt;/</text:span><text:span text:style-name="ch2_5f_default.Name.Tag">a</text:span><text:span text:style-name="ch2_5f_default.Punctuation">&gt;</text:span><text:span text:style-name="ch2_5f_default.Text"> C++, Qt, Delphi, CSS </text:span><text:span text:style-name="ch2_5f_default.Error">&amp;</text:span><text:span text:style-name="ch2_5f_default.Text"> HTML </text:span><text:span text:style-name="ch2_5f_default.Error">&amp;</text:span><text:span text:style-name="ch2_5f_default.Text"> JS, Solidity, Python [FastAPI, pydantic, sqlAlchemy...], SQL [Oracle, Microsoft SQL...]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em</text:span><text:span text:style-name="ch2_5f_default.Punctuation">&gt;</text:span><text:span text:style-name="ch2_5f_default.Text">In 2021 when I was in my homecity</text:span><text:span text:style-name="ch2_5f_default.Punctuation">&lt;/</text:span><text:span text:style-name="ch2_5f_default.Name.Tag">em</text:span><text:span text:style-name="ch2_5f_default.Punctuation">&gt;</text:span><text:span text:style-name="ch2_5f_default.Text">, I loved to walk with </text:span><text:span text:style-name="ch2_5f_default.Punctuation">&lt;</text:span><text:span text:style-name="ch2_5f_default.Name.Tag">mark</text:span><text:span text:style-name="ch2_5f_default.Punctuation">&gt;</text:span><text:span text:style-name="ch2_5f_default.Text">one person</text:span><text:span text:style-name="ch2_5f_default.Punctuation">&lt;/</text:span><text:span text:style-name="ch2_5f_default.Name.Tag">mark</text:span><text:span text:style-name="ch2_5f_default.Punctuation">&gt;</text:span><text:span text:style-name="ch2_5f_default.Text">. I haven`t been talking with her more than </text:span><text:span text:style-name="ch2_5f_default.Punctuation">&lt;</text:span><text:span text:style-name="ch2_5f_default.Name.Tag">em</text:span><text:span text:style-name="ch2_5f_default.Punctuation">&gt;</text:span><text:span text:style-name="ch2_5f_default.Text">1 year</text:span><text:span text:style-name="ch2_5f_default.Punctuation">&lt;/</text:span><text:span text:style-name="ch2_5f_default.Name.Tag">em</text:span><text:span text:style-name="ch2_5f_default.Punctuation">&gt;</text:span><text:span text:style-name="ch2_5f_default.Text"> since I am in Moscow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Math formules: </text:span><text:span text:style-name="ch2_5f_default.Punctuation">&lt;</text:span><text:span text:style-name="ch2_5f_default.Name.Tag">var</text:span><text:span text:style-name="ch2_5f_default.Punctuation">&gt;</text:span><text:span text:style-name="ch2_5f_default.Text">D</text:span><text:span text:style-name="ch2_5f_default.Punctuation">&lt;/</text:span><text:span text:style-name="ch2_5f_default.Name.Tag">var</text:span><text:span text:style-name="ch2_5f_default.Punctuation">&gt;&lt;</text:span><text:span text:style-name="ch2_5f_default.Name.Tag">sub</text:span><text:span text:style-name="ch2_5f_default.Punctuation">&gt;</text:span><text:span text:style-name="ch2_5f_default.Text">o</text:span><text:span text:style-name="ch2_5f_default.Punctuation">&lt;/</text:span><text:span text:style-name="ch2_5f_default.Name.Tag">sub</text:span><text:span text:style-name="ch2_5f_default.Punctuation">&gt;</text:span><text:span text:style-name="ch2_5f_default.Text"> = (1/</text:span><text:span text:style-name="ch2_5f_default.Punctuation">&lt;</text:span><text:span text:style-name="ch2_5f_default.Name.Tag">var</text:span><text:span text:style-name="ch2_5f_default.Punctuation">&gt;</text:span><text:span text:style-name="ch2_5f_default.Text">f</text:span><text:span text:style-name="ch2_5f_default.Punctuation">&lt;/</text:span><text:span text:style-name="ch2_5f_default.Name.Tag">var</text:span><text:span text:style-name="ch2_5f_default.Punctuation">&gt;&lt;</text:span><text:span text:style-name="ch2_5f_default.Name.Tag">sub</text:span><text:span text:style-name="ch2_5f_default.Punctuation">&gt;</text:span><text:span text:style-name="ch2_5f_default.Text">1</text:span><text:span text:style-name="ch2_5f_default.Punctuation">&lt;/</text:span><text:span text:style-name="ch2_5f_default.Name.Tag">sub</text:span><text:span text:style-name="ch2_5f_default.Punctuation">&gt;</text:span><text:span text:style-name="ch2_5f_default.Text">)</text:span><text:span text:style-name="ch2_5f_default.Punctuation">&lt;</text:span><text:span text:style-name="ch2_5f_default.Name.Tag">sup</text:span><text:span text:style-name="ch2_5f_default.Punctuation">&gt;</text:span><text:span text:style-name="ch2_5f_default.Text">2</text:span><text:span text:style-name="ch2_5f_default.Punctuation">&lt;/</text:span><text:span text:style-name="ch2_5f_default.Name.Tag">sup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Code on C++: 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code</text:span><text:span text:style-name="ch2_5f_default.Punctuation">&gt;</text:span></text:p>
      <text:p text:style-name="P37"><text:span text:style-name="ch2_5f_default.Punctuation">&lt;</text:span><text:span text:style-name="ch2_5f_default.Name.Tag">pre</text:span><text:span text:style-name="ch2_5f_default.Punctuation">&gt;</text:span><text:span text:style-name="ch2_5f_default.Text">int main() {</text:span></text:p>
      <text:p text:style-name="P37"><text:span text:style-name="ch2_5f_default.Text">for(int i = 0; i </text:span><text:span text:style-name="ch2_5f_default.Punctuation">&lt;</text:span><text:span text:style-name="ch2_5f_default.Text"> </text:span><text:span text:style-name="ch2_5f_default.Name.Tag">10</text:span><text:span text:style-name="ch2_5f_default.Error">;</text:span><text:span text:style-name="ch2_5f_default.Text"> </text:span><text:span text:style-name="ch2_5f_default.Name.Attribute">i</text:span><text:span text:style-name="ch2_5f_default.Error">++){</text:span></text:p>
      <text:p text:style-name="P37"><text:span text:style-name="ch2_5f_default.Name.Attribute">std::cout</text:span><text:span text:style-name="ch2_5f_default.Text"> </text:span><text:span text:style-name="ch2_5f_default.Error">&lt;&lt;</text:span><text:span text:style-name="ch2_5f_default.Text"> </text:span><text:span text:style-name="ch2_5f_default.Name.Attribute">i</text:span><text:span text:style-name="ch2_5f_default.Text"> </text:span><text:span text:style-name="ch2_5f_default.Error">&lt;&lt;</text:span><text:span text:style-name="ch2_5f_default.Text"> </text:span><text:span text:style-name="ch2_5f_default.Error">"</text:span><text:span text:style-name="ch2_5f_default.Text"> </text:span><text:span text:style-name="ch2_5f_default.Name.Attribute">and</text:span><text:span text:style-name="ch2_5f_default.Text"> </text:span><text:span text:style-name="ch2_5f_default.Name.Attribute">other</text:span><text:span text:style-name="ch2_5f_default.Error">"</text:span><text:span text:style-name="ch2_5f_default.Text"> </text:span><text:span text:style-name="ch2_5f_default.Error">&lt;&lt;</text:span><text:span text:style-name="ch2_5f_default.Text"> </text:span><text:span text:style-name="ch2_5f_default.Name.Attribute">std::endl</text:span><text:span text:style-name="ch2_5f_default.Error">;</text:span></text:p>
      <text:p text:style-name="P37"><text:span text:style-name="ch2_5f_default.Error">}</text:span></text:p>
      <text:p text:style-name="P37"><text:span text:style-name="ch2_5f_default.Name.Attribute">std::cout</text:span><text:span text:style-name="ch2_5f_default.Text"> </text:span><text:span text:style-name="ch2_5f_default.Error">&lt;&lt;</text:span><text:span text:style-name="ch2_5f_default.Text"> </text:span><text:span text:style-name="ch2_5f_default.Error">"\</text:span><text:span text:style-name="ch2_5f_default.Name.Attribute">n</text:span><text:span text:style-name="ch2_5f_default.Error">\</text:span><text:span text:style-name="ch2_5f_default.Name.Attribute">tEnd</text:span><text:span text:style-name="ch2_5f_default.Error">\</text:span><text:span text:style-name="ch2_5f_default.Name.Attribute">n</text:span><text:span text:style-name="ch2_5f_default.Error">";</text:span></text:p>
      <text:p text:style-name="P37"><text:span text:style-name="ch2_5f_default.Error">}&lt;/</text:span><text:span text:style-name="ch2_5f_default.Name.Attribute">pre</text:span><text:span text:style-name="ch2_5f_default.Punctuation">&gt;&lt;/</text:span><text:span text:style-name="ch2_5f_default.Name.Tag">code</text:span><text:span text:style-name="ch2_5f_default.Punctuation">&gt;</text:span></text:p>
      <text:p text:style-name="P37"><text:soft-page-break/><text:span text:style-name="ch2_5f_default.Punctuation">&lt;/</text:span><text:span text:style-name="ch2_5f_default.Name.Tag">div</text:span><text:span text:style-name="ch2_5f_default.Punctuation">&gt;</text:span></text:p>
      <text:p text:style-name="P37"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second"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Today we gonna to be </text:span><text:span text:style-name="ch2_5f_default.Punctuation">&lt;</text:span><text:span text:style-name="ch2_5f_default.Name.Tag">strong</text:span><text:span text:style-name="ch2_5f_default.Punctuation">&gt;</text:span><text:span text:style-name="ch2_5f_default.Text">millioners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Things Happen </text:span><text:span text:style-name="ch2_5f_default.Punctuation">&lt;</text:span><text:span text:style-name="ch2_5f_default.Name.Tag">strong</text:span><text:span text:style-name="ch2_5f_default.Punctuation">&gt;</text:span><text:span text:style-name="ch2_5f_default.Text">for a Reason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We dont know </text:span><text:span text:style-name="ch2_5f_default.Punctuation">&lt;</text:span><text:span text:style-name="ch2_5f_default.Name.Tag">mark</text:span><text:span text:style-name="ch2_5f_default.Punctuation">&gt;</text:span><text:span text:style-name="ch2_5f_default.Text">date of death</text:span><text:span text:style-name="ch2_5f_default.Punctuation">&lt;/</text:span><text:span text:style-name="ch2_5f_default.Name.Tag">mark</text:span><text:span text:style-name="ch2_5f_default.Punctuation">&gt;</text:span><text:span text:style-name="ch2_5f_default.Text">, but we know </text:span><text:span text:style-name="ch2_5f_default.Punctuation">&lt;</text:span><text:span text:style-name="ch2_5f_default.Name.Tag">mark</text:span><text:span text:style-name="ch2_5f_default.Punctuation">&gt;</text:span><text:span text:style-name="ch2_5f_default.Text">date of bithday</text:span><text:span text:style-name="ch2_5f_default.Punctuation">&lt;/</text:span><text:span text:style-name="ch2_5f_default.Name.Tag">mark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There </text:span><text:span text:style-name="ch2_5f_default.Punctuation">&lt;</text:span><text:span text:style-name="ch2_5f_default.Name.Tag">s</text:span><text:span text:style-name="ch2_5f_default.Punctuation">&gt;</text:span><text:span text:style-name="ch2_5f_default.Text">is no</text:span><text:span text:style-name="ch2_5f_default.Punctuation">&lt;/</text:span><text:span text:style-name="ch2_5f_default.Name.Tag">s</text:span><text:span text:style-name="ch2_5f_default.Punctuation">&gt;</text:span><text:span text:style-name="ch2_5f_default.Text"> Accidents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We couldn`t be </text:span><text:span text:style-name="ch2_5f_default.Punctuation">&lt;</text:span><text:span text:style-name="ch2_5f_default.Name.Tag">small</text:span><text:span text:style-name="ch2_5f_default.Punctuation">&gt;</text:span><text:span text:style-name="ch2_5f_default.Text">Younger then this</text:span><text:span text:style-name="ch2_5f_default.Punctuation">&lt;/</text:span><text:span text:style-name="ch2_5f_default.Name.Tag">small</text:span><text:span text:style-name="ch2_5f_default.Punctuation">&gt;</text:span><text:span text:style-name="ch2_5f_default.Text"> evening ever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strong</text:span><text:span text:style-name="ch2_5f_default.Punctuation">&gt;</text:span><text:span text:style-name="ch2_5f_default.Text">So what are you doing right now? Are you really want working on it and spend your daimond time?</text:span><text:span text:style-name="ch2_5f_default.Punctuation">&lt;/</text:span><text:span text:style-name="ch2_5f_default.Name.Tag">strong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samp</text:span><text:span text:style-name="ch2_5f_default.Punctuation">&gt;</text:span><text:span text:style-name="ch2_5f_default.Text">Blokchain is the best way to see how encryption can work for people successfully transitions</text:span><text:span text:style-name="ch2_5f_default.Punctuation">&lt;/</text:span><text:span text:style-name="ch2_5f_default.Name.Tag">samp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10 Septemeber 2022, </text:span><text:span text:style-name="ch2_5f_default.Punctuation">&lt;</text:span><text:span text:style-name="ch2_5f_default.Name.Tag">strong</text:span><text:span text:style-name="ch2_5f_default.Punctuation">&gt;</text:span><text:span text:style-name="ch2_5f_default.Text">my phone</text:span><text:span text:style-name="ch2_5f_default.Punctuation">&lt;/</text:span><text:span text:style-name="ch2_5f_default.Name.Tag">strong</text:span><text:span text:style-name="ch2_5f_default.Punctuation">&gt;</text:span><text:span text:style-name="ch2_5f_default.Text"> doesn`t ringing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16 September we can buy IPhone 14 from </text:span><text:span text:style-name="ch2_5f_default.Punctuation">&lt;</text:span><text:span text:style-name="ch2_5f_default.Name.Tag">cite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github.com/timofeytst"</text:span><text:span text:style-name="ch2_5f_default.Punctuation">&gt;</text:span><text:span text:style-name="ch2_5f_default.Text">official</text:span><text:span text:style-name="ch2_5f_default.Punctuation">&lt;/</text:span><text:span text:style-name="ch2_5f_default.Name.Tag">a</text:span><text:span text:style-name="ch2_5f_default.Punctuation">&gt;&lt;/</text:span><text:span text:style-name="ch2_5f_default.Name.Tag">cite</text:span><text:span text:style-name="ch2_5f_default.Punctuation">&gt;</text:span><text:span text:style-name="ch2_5f_default.Text"> stories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Dark, green, blue, white, yellow, </text:span><text:span text:style-name="ch2_5f_default.Punctuation">&lt;</text:span><text:span text:style-name="ch2_5f_default.Name.Tag">mark</text:span><text:span text:style-name="ch2_5f_default.Punctuation">&gt;</text:span><text:span text:style-name="ch2_5f_default.Text">white-blue</text:span><text:span text:style-name="ch2_5f_default.Punctuation">&lt;/</text:span><text:span text:style-name="ch2_5f_default.Name.Tag">mark</text:span><text:span text:style-name="ch2_5f_default.Punctuation">&gt;</text:span><text:span text:style-name="ch2_5f_default.Text">, salad-green, fucsia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a</text:span><text:span text:style-name="ch2_5f_default.Text"> </text:span><text:span text:style-name="ch2_5f_default.Name.Attribute">href</text:span><text:span text:style-name="ch2_5f_default.Operator">=</text:span><text:span text:style-name="ch2_5f_default.Literal.String">"https://github.com/timofeytst"</text:span><text:span text:style-name="ch2_5f_default.Punctuation">&gt;</text:span><text:span text:style-name="ch2_5f_default.Text">I know</text:span><text:span text:style-name="ch2_5f_default.Punctuation">&lt;/</text:span><text:span text:style-name="ch2_5f_default.Name.Tag">a</text:span><text:span text:style-name="ch2_5f_default.Punctuation">&gt;</text:span><text:span text:style-name="ch2_5f_default.Text"> C++, Qt, Delphi, CSS </text:span><text:span text:style-name="ch2_5f_default.Error">&amp;</text:span><text:span text:style-name="ch2_5f_default.Text"> HTML </text:span><text:span text:style-name="ch2_5f_default.Error">&amp;</text:span><text:span text:style-name="ch2_5f_default.Text"> JS, Solidity, Python [FastAPI, pydantic, sqlAlchemy...], SQL [Oracle, Microsoft SQL...]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&lt;</text:span><text:span text:style-name="ch2_5f_default.Name.Tag">strong</text:span><text:span text:style-name="ch2_5f_default.Punctuation">&gt;</text:span><text:span text:style-name="ch2_5f_default.Text">In 2021 when I was in my homecity</text:span><text:span text:style-name="ch2_5f_default.Punctuation">&lt;/</text:span><text:span text:style-name="ch2_5f_default.Name.Tag">strong</text:span><text:span text:style-name="ch2_5f_default.Punctuation">&gt;</text:span><text:span text:style-name="ch2_5f_default.Text">, I loved to walk with </text:span><text:span text:style-name="ch2_5f_default.Punctuation">&lt;</text:span><text:span text:style-name="ch2_5f_default.Name.Tag">mark</text:span><text:span text:style-name="ch2_5f_default.Punctuation">&gt;</text:span><text:span text:style-name="ch2_5f_default.Text">one person</text:span><text:span text:style-name="ch2_5f_default.Punctuation">&lt;/</text:span><text:span text:style-name="ch2_5f_default.Name.Tag">mark</text:span><text:span text:style-name="ch2_5f_default.Punctuation">&gt;</text:span><text:span text:style-name="ch2_5f_default.Text">. I haven`t been talking with her more than </text:span><text:span text:style-name="ch2_5f_default.Punctuation">&lt;</text:span><text:span text:style-name="ch2_5f_default.Name.Tag">strong</text:span><text:span text:style-name="ch2_5f_default.Punctuation">&gt;</text:span><text:span text:style-name="ch2_5f_default.Text">1 year</text:span><text:span text:style-name="ch2_5f_default.Punctuation">&lt;/</text:span><text:span text:style-name="ch2_5f_default.Name.Tag">strong</text:span><text:span text:style-name="ch2_5f_default.Punctuation">&gt;</text:span><text:span text:style-name="ch2_5f_default.Text"> since I am in Moscow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Math formules: </text:span><text:span text:style-name="ch2_5f_default.Punctuation">&lt;</text:span><text:span text:style-name="ch2_5f_default.Name.Tag">var</text:span><text:span text:style-name="ch2_5f_default.Punctuation">&gt;</text:span><text:span text:style-name="ch2_5f_default.Text">D</text:span><text:span text:style-name="ch2_5f_default.Punctuation">&lt;/</text:span><text:span text:style-name="ch2_5f_default.Name.Tag">var</text:span><text:span text:style-name="ch2_5f_default.Punctuation">&gt;&lt;</text:span><text:span text:style-name="ch2_5f_default.Name.Tag">sub</text:span><text:span text:style-name="ch2_5f_default.Punctuation">&gt;</text:span><text:span text:style-name="ch2_5f_default.Text">o</text:span><text:span text:style-name="ch2_5f_default.Punctuation">&lt;/</text:span><text:span text:style-name="ch2_5f_default.Name.Tag">sub</text:span><text:span text:style-name="ch2_5f_default.Punctuation">&gt;</text:span><text:span text:style-name="ch2_5f_default.Text"> = (1/</text:span><text:span text:style-name="ch2_5f_default.Punctuation">&lt;</text:span><text:span text:style-name="ch2_5f_default.Name.Tag">var</text:span><text:span text:style-name="ch2_5f_default.Punctuation">&gt;</text:span><text:span text:style-name="ch2_5f_default.Text">f</text:span><text:span text:style-name="ch2_5f_default.Punctuation">&lt;/</text:span><text:span text:style-name="ch2_5f_default.Name.Tag">var</text:span><text:span text:style-name="ch2_5f_default.Punctuation">&gt;&lt;</text:span><text:span text:style-name="ch2_5f_default.Name.Tag">sub</text:span><text:span text:style-name="ch2_5f_default.Punctuation">&gt;</text:span><text:span text:style-name="ch2_5f_default.Text">1</text:span><text:span text:style-name="ch2_5f_default.Punctuation">&lt;/</text:span><text:span text:style-name="ch2_5f_default.Name.Tag">sub</text:span><text:span text:style-name="ch2_5f_default.Punctuation">&gt;</text:span><text:span text:style-name="ch2_5f_default.Text">)</text:span><text:span text:style-name="ch2_5f_default.Punctuation">&lt;</text:span><text:span text:style-name="ch2_5f_default.Name.Tag">sup</text:span><text:span text:style-name="ch2_5f_default.Punctuation">&gt;</text:span><text:span text:style-name="ch2_5f_default.Text">2</text:span><text:span text:style-name="ch2_5f_default.Punctuation">&lt;/</text:span><text:span text:style-name="ch2_5f_default.Name.Tag">sup</text:span><text:span text:style-name="ch2_5f_default.Punctuation">&gt;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p</text:span><text:span text:style-name="ch2_5f_default.Punctuation">&gt;</text:span><text:span text:style-name="ch2_5f_default.Text">Code on C++: </text:span><text:span text:style-name="ch2_5f_default.Punctuation">&lt;/</text:span><text:span text:style-name="ch2_5f_default.Name.Tag">p</text:span><text:span text:style-name="ch2_5f_default.Punctuation">&gt;</text:span></text:p>
      <text:p text:style-name="P37"><text:span text:style-name="ch2_5f_default.Punctuation">&lt;</text:span><text:span text:style-name="ch2_5f_default.Name.Tag">code</text:span><text:span text:style-name="ch2_5f_default.Punctuation">&gt;</text:span></text:p>
      <text:p text:style-name="P37"><text:span text:style-name="ch2_5f_default.Punctuation">&lt;</text:span><text:span text:style-name="ch2_5f_default.Name.Tag">pre</text:span><text:span text:style-name="ch2_5f_default.Punctuation">&gt;</text:span><text:span text:style-name="ch2_5f_default.Text">int main() {</text:span></text:p>
      <text:p text:style-name="P37"><text:span text:style-name="ch2_5f_default.Text">for(int i = 0; i </text:span><text:span text:style-name="ch2_5f_default.Punctuation">&lt;</text:span><text:span text:style-name="ch2_5f_default.Text"> </text:span><text:span text:style-name="ch2_5f_default.Name.Tag">10</text:span><text:span text:style-name="ch2_5f_default.Error">;</text:span><text:span text:style-name="ch2_5f_default.Text"> </text:span><text:span text:style-name="ch2_5f_default.Name.Attribute">i</text:span><text:span text:style-name="ch2_5f_default.Error">++){</text:span></text:p>
      <text:p text:style-name="P37"><text:span text:style-name="ch2_5f_default.Name.Attribute">std::cout</text:span><text:span text:style-name="ch2_5f_default.Text"> </text:span><text:span text:style-name="ch2_5f_default.Error">&lt;&lt;</text:span><text:span text:style-name="ch2_5f_default.Text"> </text:span><text:span text:style-name="ch2_5f_default.Name.Attribute">i</text:span><text:span text:style-name="ch2_5f_default.Text"> </text:span><text:span text:style-name="ch2_5f_default.Error">&lt;&lt;</text:span><text:span text:style-name="ch2_5f_default.Text"> </text:span><text:span text:style-name="ch2_5f_default.Error">"</text:span><text:span text:style-name="ch2_5f_default.Text"> </text:span><text:span text:style-name="ch2_5f_default.Name.Attribute">and</text:span><text:span text:style-name="ch2_5f_default.Text"> </text:span><text:span text:style-name="ch2_5f_default.Name.Attribute">other</text:span><text:span text:style-name="ch2_5f_default.Error">"</text:span><text:span text:style-name="ch2_5f_default.Text"> </text:span><text:span text:style-name="ch2_5f_default.Error">&lt;&lt;</text:span><text:span text:style-name="ch2_5f_default.Text"> </text:span><text:span text:style-name="ch2_5f_default.Name.Attribute">std::endl</text:span><text:span text:style-name="ch2_5f_default.Error">;</text:span></text:p>
      <text:p text:style-name="P37"><text:span text:style-name="ch2_5f_default.Error">}</text:span></text:p>
      <text:p text:style-name="P37"><text:span text:style-name="ch2_5f_default.Name.Attribute">std::cout</text:span><text:span text:style-name="ch2_5f_default.Text"> </text:span><text:span text:style-name="ch2_5f_default.Error">&lt;&lt;</text:span><text:span text:style-name="ch2_5f_default.Text"> </text:span><text:span text:style-name="ch2_5f_default.Error">"\</text:span><text:span text:style-name="ch2_5f_default.Name.Attribute">n</text:span><text:span text:style-name="ch2_5f_default.Error">\</text:span><text:span text:style-name="ch2_5f_default.Name.Attribute">tEnd</text:span><text:span text:style-name="ch2_5f_default.Error">\</text:span><text:span text:style-name="ch2_5f_default.Name.Attribute">n</text:span><text:span text:style-name="ch2_5f_default.Error">";</text:span></text:p>
      <text:p text:style-name="P37"><text:span text:style-name="ch2_5f_default.Error">}&lt;/</text:span><text:span text:style-name="ch2_5f_default.Name.Attribute">pre</text:span><text:span text:style-name="ch2_5f_default.Punctuation">&gt;&lt;/</text:span><text:span text:style-name="ch2_5f_default.Name.Tag">code</text:span><text:span text:style-name="ch2_5f_default.Punctuation">&gt;</text:span></text:p>
      <text:p text:style-name="P37"><text:span text:style-name="ch2_5f_default.Punctuation">&lt;/</text:span><text:span text:style-name="ch2_5f_default.Name.Tag">div</text:span><text:span text:style-name="ch2_5f_default.Punctuation">&gt;</text:span></text:p>
      <text:p text:style-name="P37"><text:span text:style-name="ch2_5f_default.Punctuation">&lt;/</text:span><text:span text:style-name="ch2_5f_default.Name.Tag">body</text:span><text:span text:style-name="ch2_5f_default.Punctuation">&gt;</text:span></text:p>
      <text:p text:style-name="P37"><text:span text:style-name="ch2_5f_default.Punctuation">&lt;/</text:span><text:span text:style-name="ch2_5f_default.Name.Tag">html</text:span><text:span text:style-name="ch2_5f_default.Punctuation">&gt;</text:span></text:p>
      <text:p text:style-name="P18"/>
      <text:p text:style-name="P18"><text:span text:style-name="T16">Задание 2. </text:span>Сформируйте HTML-страницу с фрагментом расписания занятий (используйте элемент table). Выберите фрагмент расписания таким образом, чтобы хотя бы в одном месте возникала необходимость объединения ячеек таблицы.</text:p>
      <text:p text:style-name="P18"/>
      <text:p text:style-name="P25">File name: <text:span text:style-name="T17">index_rasp.html</text:span></text:p>
      <text:p text:style-name="P47"><text:span text:style-name="ch2_5f_default.Comment.Preproc">&lt;!DOCTYPE html&gt;</text:span></text:p>
      <text:p text:style-name="P48"><text:span text:style-name="ch2_5f_default.Punctuation">&lt;</text:span><text:span text:style-name="ch2_5f_default.Name.Tag">html</text:span><text:span text:style-name="ch2_5f_default.Text"> </text:span><text:span text:style-name="ch2_5f_default.Name.Attribute">lang</text:span><text:span text:style-name="ch2_5f_default.Operator">=</text:span><text:span text:style-name="ch2_5f_default.Literal.String">"en"</text:span><text:span text:style-name="ch2_5f_default.Punctuation">&gt;</text:span></text:p>
      <text:p text:style-name="P48"><text:span text:style-name="ch2_5f_default.Punctuation">&lt;</text:span><text:span text:style-name="ch2_5f_default.Name.Tag">head</text:span><text:span text:style-name="ch2_5f_default.Punctuation">&gt;</text:span></text:p>
      <text:p text:style-name="P48"><text:span text:style-name="ch2_5f_default.Punctuation">&lt;</text:span><text:span text:style-name="ch2_5f_default.Name.Tag">meta</text:span><text:span text:style-name="ch2_5f_default.Text"> </text:span><text:span text:style-name="ch2_5f_default.Name.Attribute">charset</text:span><text:span text:style-name="ch2_5f_default.Operator">=</text:span><text:span text:style-name="ch2_5f_default.Literal.String">"UTF-8"</text:span><text:span text:style-name="ch2_5f_default.Punctuation">&gt;</text:span></text:p>
      <text:p text:style-name="P48"><text:span text:style-name="ch2_5f_default.Punctuation">&lt;</text:span><text:span text:style-name="ch2_5f_default.Name.Tag">meta</text:span><text:span text:style-name="ch2_5f_default.Text"> </text:span><text:span text:style-name="ch2_5f_default.Name.Attribute">http-equiv</text:span><text:span text:style-name="ch2_5f_default.Operator">=</text:span><text:span text:style-name="ch2_5f_default.Literal.String">"X-UA-Compatible"</text:span><text:span text:style-name="ch2_5f_default.Text"> </text:span><text:span text:style-name="ch2_5f_default.Name.Attribute">content</text:span><text:span text:style-name="ch2_5f_default.Operator">=</text:span><text:span text:style-name="ch2_5f_default.Literal.String">"IE=edge"</text:span><text:span text:style-name="ch2_5f_default.Punctuation">&gt;</text:span></text:p>
      <text:p text:style-name="P48"><text:span text:style-name="ch2_5f_default.Punctuation">&lt;</text:span><text:span text:style-name="ch2_5f_default.Name.Tag">meta</text:span><text:span text:style-name="ch2_5f_default.Text"> </text:span><text:span text:style-name="ch2_5f_default.Name.Attribute">name</text:span><text:span text:style-name="ch2_5f_default.Operator">=</text:span><text:span text:style-name="ch2_5f_default.Literal.String">"viewport"</text:span><text:span text:style-name="ch2_5f_default.Text"> </text:span><text:span text:style-name="ch2_5f_default.Name.Attribute">content</text:span><text:span text:style-name="ch2_5f_default.Operator">=</text:span><text:span text:style-name="ch2_5f_default.Literal.String">"width=device-width, initial-scale=1.0"</text:span><text:span text:style-name="ch2_5f_default.Punctuation">&gt;</text:span></text:p>
      <text:p text:style-name="P48"><text:span text:style-name="ch2_5f_default.Punctuation">&lt;</text:span><text:span text:style-name="ch2_5f_default.Name.Tag">title</text:span><text:span text:style-name="ch2_5f_default.Punctuation">&gt;</text:span><text:span text:style-name="ch2_5f_default.Text">Document</text:span><text:span text:style-name="ch2_5f_default.Punctuation">&lt;/</text:span><text:span text:style-name="ch2_5f_default.Name.Tag">title</text:span><text:span text:style-name="ch2_5f_default.Punctuation">&gt;</text:span></text:p>
      <text:p text:style-name="P48"><text:span text:style-name="ch2_5f_default.Punctuation">&lt;</text:span><text:span text:style-name="ch2_5f_default.Name.Tag">link</text:span><text:span text:style-name="ch2_5f_default.Text"> </text:span><text:span text:style-name="ch2_5f_default.Name.Attribute">rel</text:span><text:span text:style-name="ch2_5f_default.Operator">=</text:span><text:span text:style-name="ch2_5f_default.Literal.String">"stylesheet"</text:span><text:span text:style-name="ch2_5f_default.Text"> </text:span><text:span text:style-name="ch2_5f_default.Name.Attribute">href</text:span><text:span text:style-name="ch2_5f_default.Operator">=</text:span><text:span text:style-name="ch2_5f_default.Literal.String">"style.css"</text:span><text:span text:style-name="ch2_5f_default.Punctuation">&gt;</text:span></text:p>
      <text:p text:style-name="P48"><text:span text:style-name="ch2_5f_default.Punctuation">&lt;/</text:span><text:span text:style-name="ch2_5f_default.Name.Tag">head</text:span><text:span text:style-name="ch2_5f_default.Punctuation">&gt;</text:span></text:p>
      <text:p text:style-name="P48"><text:span text:style-name="ch2_5f_default.Punctuation">&lt;</text:span><text:span text:style-name="ch2_5f_default.Name.Tag">body</text:span><text:span text:style-name="ch2_5f_default.Punctuation">&gt;</text:span></text:p>
      <text:p text:style-name="P48"><text:soft-page-break/><text:span text:style-name="ch2_5f_default.Punctuation">&lt;</text:span><text:span text:style-name="ch2_5f_default.Name.Tag">div</text:span><text:span text:style-name="ch2_5f_default.Text"> </text:span><text:span text:style-name="ch2_5f_default.Name.Attribute">class</text:span><text:span text:style-name="ch2_5f_default.Operator">=</text:span><text:span text:style-name="ch2_5f_default.Literal.String">"table"</text:span><text:span text:style-name="ch2_5f_default.Punctuation">&gt;</text:span></text:p>
      <text:p text:style-name="P48"><text:span text:style-name="ch2_5f_default.Punctuation">&lt;</text:span><text:span text:style-name="ch2_5f_default.Name.Tag">table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Text"> </text:span><text:span text:style-name="ch2_5f_default.Name.Attribute">rowspan</text:span><text:span text:style-name="ch2_5f_default.Operator">=</text:span><text:span text:style-name="ch2_5f_default.Literal.String">"7"</text:span><text:span text:style-name="ch2_5f_default.Punctuation">&gt;</text:span><text:span text:style-name="ch2_5f_default.Text">ПН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Punctuation">&gt;</text:span><text:span text:style-name="ch2_5f_default.Text">Время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Punctuation">&gt;</text:span><text:span text:style-name="ch2_5f_default.Text">Числитель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Punctuation">&gt;</text:span><text:span text:style-name="ch2_5f_default.Text">Знаменатель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8:30-10:0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</text:span><text:span text:style-name="ch2_5f_default.Text">(сем) Теория вероятностей и математическая статистика 1035л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0:15 - 11:50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</text:span><text:span text:style-name="ch2_5f_default.Text">(лек) Теория вероятностей и математическая статистика 218л Горяинов В. Б.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2:00 - 13:3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text:span text:style-name="ch2_5f_default.Text"> 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3:50 - 15:2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text:span text:style-name="ch2_5f_default.Text"> 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5:40 - 17:1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7:25 - 19:00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/</text:span><text:span text:style-name="ch2_5f_default.Name.Tag">table</text:span><text:span text:style-name="ch2_5f_default.Punctuation">&gt;</text:span></text:p>
      <text:p text:style-name="P48"><text:span text:style-name="ch2_5f_default.Punctuation">&lt;</text:span><text:span text:style-name="ch2_5f_default.Name.Tag">br</text:span><text:span text:style-name="ch2_5f_default.Punctuation">&gt;</text:span></text:p>
      <text:p text:style-name="P48"><text:span text:style-name="ch2_5f_default.Punctuation">&lt;</text:span><text:span text:style-name="ch2_5f_default.Name.Tag">table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Text"> </text:span><text:span text:style-name="ch2_5f_default.Name.Attribute">rowspan</text:span><text:span text:style-name="ch2_5f_default.Operator">=</text:span><text:span text:style-name="ch2_5f_default.Literal.String">"7"</text:span><text:span text:style-name="ch2_5f_default.Punctuation">&gt;</text:span><text:span text:style-name="ch2_5f_default.Text">ВТ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Punctuation">&gt;</text:span><text:span text:style-name="ch2_5f_default.Text">Время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Punctuation">&gt;</text:span><text:span text:style-name="ch2_5f_default.Text">Числитель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</text:span><text:span text:style-name="ch2_5f_default.Name.Tag">th</text:span><text:span text:style-name="ch2_5f_default.Punctuation">&gt;</text:span><text:span text:style-name="ch2_5f_default.Text">Знаменатель</text:span><text:span text:style-name="ch2_5f_default.Punctuation">&lt;/</text:span><text:span text:style-name="ch2_5f_default.Name.Tag">th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8:30-10:0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(лаб) Языки интернет-программирования каф. ИУ6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oft-page-break/><text:span text:style-name="ch2_5f_default.Punctuation">&lt;</text:span><text:span text:style-name="ch2_5f_default.Name.Tag">td</text:span><text:span text:style-name="ch2_5f_default.Punctuation">&gt;</text:span><text:span text:style-name="ch2_5f_default.Text">10:15 - 11:50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(лаб) Языки интернет-программирования каф. ИУ6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2:00 - 13:3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</text:span><text:span text:style-name="ch2_5f_default.Text">(лек) Языки интернет-программирования 501ю Самарев Р. С.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3:50 - 15:2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</text:span><text:span text:style-name="ch2_5f_default.Text">(лек) Базы данных 501ю Фомин М. М.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5:40 - 17:15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(сем) Базы данных 427ю Фомин М. М.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r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</text:span><text:span text:style-name="ch2_5f_default.Text">17:25 - 19:00</text:span><text:span text:style-name="ch2_5f_default.Punctuation">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</text:span><text:span text:style-name="ch2_5f_default.Name.Tag">td</text:span><text:span text:style-name="ch2_5f_default.Punctuation">&gt;&lt;/</text:span><text:span text:style-name="ch2_5f_default.Name.Tag">td</text:span><text:span text:style-name="ch2_5f_default.Punctuation">&gt;</text:span></text:p>
      <text:p text:style-name="P48"><text:span text:style-name="ch2_5f_default.Punctuation">&lt;/</text:span><text:span text:style-name="ch2_5f_default.Name.Tag">tr</text:span><text:span text:style-name="ch2_5f_default.Punctuation">&gt;</text:span></text:p>
      <text:p text:style-name="P48"><text:span text:style-name="ch2_5f_default.Punctuation">&lt;/</text:span><text:span text:style-name="ch2_5f_default.Name.Tag">table</text:span><text:span text:style-name="ch2_5f_default.Punctuation">&gt;</text:span></text:p>
      <text:p text:style-name="P48"><text:span text:style-name="ch2_5f_default.Punctuation">&lt;/</text:span><text:span text:style-name="ch2_5f_default.Name.Tag">div</text:span><text:span text:style-name="ch2_5f_default.Punctuation">&gt;</text:span></text:p>
      <text:p text:style-name="P48"><text:span text:style-name="ch2_5f_default.Punctuation">&lt;/</text:span><text:span text:style-name="ch2_5f_default.Name.Tag">body</text:span><text:span text:style-name="ch2_5f_default.Punctuation">&gt;</text:span></text:p>
      <text:p text:style-name="P48"><text:span text:style-name="ch2_5f_default.Punctuation">&lt;/</text:span><text:span text:style-name="ch2_5f_default.Name.Tag">html</text:span><text:span text:style-name="ch2_5f_default.Punctuation">&gt;</text:span></text:p>
      <text:p text:style-name="P49"/>
      <text:p text:style-name="P47"><text:span text:style-name="ch2_5f_default.Punctuation"/></text:p>
      <text:p text:style-name="P18"/>
      <text:p text:style-name="P18"><text:span text:style-name="T16">Задание 3. </text:span>Подготовьте разметку формы регистрации на произвольном сайте. Для расположения элементов используйте табличную верстку.</text:p>
      <text:p text:style-name="P18"/>
      <text:p text:style-name="P25">File name: <text:span text:style-name="T17">index_input.html</text:span></text:p>
      <text:p text:style-name="P36"><text:span text:style-name="ch2_5f_default.Comment.Preproc"><text:span text:style-name="T18">&lt;!DOCTYPE html&gt;</text:span></text:span></text:p>
      <text:p text:style-name="P37"><text:span text:style-name="ch2_5f_default.Punctuation">&lt;</text:span><text:span text:style-name="ch2_5f_default.Name.Tag">html</text:span><text:span text:style-name="ch2_5f_default.Text"> </text:span><text:span text:style-name="ch2_5f_default.Name.Attribute">lang</text:span><text:span text:style-name="ch2_5f_default.Operator">=</text:span><text:span text:style-name="ch2_5f_default.Literal.String">"en"</text:span><text:span text:style-name="ch2_5f_default.Punctuation">&gt;</text:span></text:p>
      <text:p text:style-name="P37"><text:span text:style-name="ch2_5f_default.Punctuation">&lt;</text:span><text:span text:style-name="ch2_5f_default.Name.Tag">head</text:span><text:span text:style-name="ch2_5f_default.Punctuation">&gt;</text:span></text:p>
      <text:p text:style-name="P37"><text:span text:style-name="ch2_5f_default.Punctuation">&lt;</text:span><text:span text:style-name="ch2_5f_default.Name.Tag">meta</text:span><text:span text:style-name="ch2_5f_default.Text"> </text:span><text:span text:style-name="ch2_5f_default.Name.Attribute">charset</text:span><text:span text:style-name="ch2_5f_default.Operator">=</text:span><text:span text:style-name="ch2_5f_default.Literal.String">"UTF-8"</text:span><text:span text:style-name="ch2_5f_default.Punctuation">&gt;</text:span></text:p>
      <text:p text:style-name="P37"><text:span text:style-name="ch2_5f_default.Punctuation">&lt;</text:span><text:span text:style-name="ch2_5f_default.Name.Tag">meta</text:span><text:span text:style-name="ch2_5f_default.Text"> </text:span><text:span text:style-name="ch2_5f_default.Name.Attribute">http-equiv</text:span><text:span text:style-name="ch2_5f_default.Operator">=</text:span><text:span text:style-name="ch2_5f_default.Literal.String">"X-UA-Compatible"</text:span><text:span text:style-name="ch2_5f_default.Text"> </text:span><text:span text:style-name="ch2_5f_default.Name.Attribute">content</text:span><text:span text:style-name="ch2_5f_default.Operator">=</text:span><text:span text:style-name="ch2_5f_default.Literal.String">"IE=edge"</text:span><text:span text:style-name="ch2_5f_default.Punctuation">&gt;</text:span></text:p>
      <text:p text:style-name="P37"><text:span text:style-name="ch2_5f_default.Punctuation">&lt;</text:span><text:span text:style-name="ch2_5f_default.Name.Tag">meta</text:span><text:span text:style-name="ch2_5f_default.Text"> </text:span><text:span text:style-name="ch2_5f_default.Name.Attribute">name</text:span><text:span text:style-name="ch2_5f_default.Operator">=</text:span><text:span text:style-name="ch2_5f_default.Literal.String">"viewport"</text:span><text:span text:style-name="ch2_5f_default.Text"> </text:span><text:span text:style-name="ch2_5f_default.Name.Attribute">content</text:span><text:span text:style-name="ch2_5f_default.Operator">=</text:span><text:span text:style-name="ch2_5f_default.Literal.String">"width=`, initial-scale=1.0"</text:span><text:span text:style-name="ch2_5f_default.Punctuation">&gt;</text:span></text:p>
      <text:p text:style-name="P37"><text:span text:style-name="ch2_5f_default.Punctuation">&lt;</text:span><text:span text:style-name="ch2_5f_default.Name.Tag">title</text:span><text:span text:style-name="ch2_5f_default.Punctuation">&gt;</text:span><text:span text:style-name="ch2_5f_default.Text">Input</text:span><text:span text:style-name="ch2_5f_default.Punctuation">&lt;/</text:span><text:span text:style-name="ch2_5f_default.Name.Tag">title</text:span><text:span text:style-name="ch2_5f_default.Punctuation">&gt;</text:span></text:p>
      <text:p text:style-name="P37"><text:span text:style-name="ch2_5f_default.Punctuation">&lt;/</text:span><text:span text:style-name="ch2_5f_default.Name.Tag">head</text:span><text:span text:style-name="ch2_5f_default.Punctuation">&gt;</text:span></text:p>
      <text:p text:style-name="P37"><text:span text:style-name="ch2_5f_default.Punctuation">&lt;</text:span><text:span text:style-name="ch2_5f_default.Name.Tag">body</text:span><text:span text:style-name="ch2_5f_default.Punctuation">&gt;</text:span></text:p>
      <text:p text:style-name="P37"><text:span text:style-name="ch2_5f_default.Punctuation">&lt;</text:span><text:span text:style-name="ch2_5f_default.Name.Tag">form</text:span><text:span text:style-name="ch2_5f_default.Punctuation">&gt;</text:span></text:p>
      <text:p text:style-name="P37"><text:span text:style-name="ch2_5f_default.Punctuation">&lt;</text:span><text:span text:style-name="ch2_5f_default.Name.Tag">table</text:span><text:span text:style-name="ch2_5f_default.Punctuation">&gt;</text:span></text:p>
      <text:p text:style-name="P37"><text:span text:style-name="ch2_5f_default.Punctuation">&lt;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</text:span><text:span text:style-name="ch2_5f_default.Text">Full name</text:span><text:span text:style-name="ch2_5f_default.Punctuation">&lt;/</text:span><text:span text:style-name="ch2_5f_default.Name.Tag">td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text"</text:span><text:span text:style-name="ch2_5f_default.Text"> </text:span><text:span text:style-name="ch2_5f_default.Name.Attribute">name</text:span><text:span text:style-name="ch2_5f_default.Operator">=</text:span><text:span text:style-name="ch2_5f_default.Literal.String">"fname"</text:span><text:span text:style-name="ch2_5f_default.Punctuation">&gt;&lt;/</text:span><text:span text:style-name="ch2_5f_default.Name.Tag">td</text:span><text:span text:style-name="ch2_5f_default.Punctuation">&gt;</text:span></text:p>
      <text:p text:style-name="P37"><text:span text:style-name="ch2_5f_default.Punctuation">&lt;/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</text:span><text:span text:style-name="ch2_5f_default.Text">Email</text:span><text:span text:style-name="ch2_5f_default.Punctuation">&lt;/</text:span><text:span text:style-name="ch2_5f_default.Name.Tag">td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email"</text:span><text:span text:style-name="ch2_5f_default.Text"> </text:span><text:span text:style-name="ch2_5f_default.Name.Attribute">name</text:span><text:span text:style-name="ch2_5f_default.Operator">=</text:span><text:span text:style-name="ch2_5f_default.Literal.String">"email"</text:span><text:span text:style-name="ch2_5f_default.Punctuation">&gt;&lt;/</text:span><text:span text:style-name="ch2_5f_default.Name.Tag">td</text:span><text:span text:style-name="ch2_5f_default.Punctuation">&gt;</text:span></text:p>
      <text:p text:style-name="P37"><text:span text:style-name="ch2_5f_default.Punctuation">&lt;/</text:span><text:span text:style-name="ch2_5f_default.Name.Tag">tr</text:span><text:span text:style-name="ch2_5f_default.Punctuation">&gt;</text:span></text:p>
      <text:p text:style-name="P37"><text:soft-page-break/><text:span text:style-name="ch2_5f_default.Punctuation">&lt;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</text:span><text:span text:style-name="ch2_5f_default.Text">Password</text:span><text:span text:style-name="ch2_5f_default.Punctuation">&lt;/</text:span><text:span text:style-name="ch2_5f_default.Name.Tag">td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password"</text:span><text:span text:style-name="ch2_5f_default.Text"> </text:span><text:span text:style-name="ch2_5f_default.Name.Attribute">name</text:span><text:span text:style-name="ch2_5f_default.Operator">=</text:span><text:span text:style-name="ch2_5f_default.Literal.String">"password"</text:span><text:span text:style-name="ch2_5f_default.Punctuation">&gt;&lt;/</text:span><text:span text:style-name="ch2_5f_default.Name.Tag">td</text:span><text:span text:style-name="ch2_5f_default.Punctuation">&gt;</text:span></text:p>
      <text:p text:style-name="P37"><text:span text:style-name="ch2_5f_default.Punctuation">&lt;/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</text:span><text:span text:style-name="ch2_5f_default.Text">Confirm Password</text:span><text:span text:style-name="ch2_5f_default.Punctuation">&lt;/</text:span><text:span text:style-name="ch2_5f_default.Name.Tag">td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password"</text:span><text:span text:style-name="ch2_5f_default.Text"> </text:span><text:span text:style-name="ch2_5f_default.Name.Attribute">name</text:span><text:span text:style-name="ch2_5f_default.Operator">=</text:span><text:span text:style-name="ch2_5f_default.Literal.String">"password_confirm"</text:span><text:span text:style-name="ch2_5f_default.Punctuation">&gt;&lt;/</text:span><text:span text:style-name="ch2_5f_default.Name.Tag">td</text:span><text:span text:style-name="ch2_5f_default.Punctuation">&gt;</text:span></text:p>
      <text:p text:style-name="P37"><text:span text:style-name="ch2_5f_default.Punctuation">&lt;/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radio"</text:span><text:span text:style-name="ch2_5f_default.Text"> </text:span><text:span text:style-name="ch2_5f_default.Name.Attribute">name</text:span><text:span text:style-name="ch2_5f_default.Operator">=</text:span><text:span text:style-name="ch2_5f_default.Literal.String">"gender"</text:span><text:span text:style-name="ch2_5f_default.Punctuation">&gt;</text:span><text:span text:style-name="ch2_5f_default.Text">Male</text:span><text:span text:style-name="ch2_5f_default.Punctuation">&lt;/</text:span><text:span text:style-name="ch2_5f_default.Name.Tag">td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radio"</text:span><text:span text:style-name="ch2_5f_default.Text"> </text:span><text:span text:style-name="ch2_5f_default.Name.Attribute">name</text:span><text:span text:style-name="ch2_5f_default.Operator">=</text:span><text:span text:style-name="ch2_5f_default.Literal.String">"gender"</text:span><text:span text:style-name="ch2_5f_default.Punctuation">&gt;</text:span><text:span text:style-name="ch2_5f_default.Text">Female</text:span><text:span text:style-name="ch2_5f_default.Punctuation">&lt;/</text:span><text:span text:style-name="ch2_5f_default.Name.Tag">td</text:span><text:span text:style-name="ch2_5f_default.Punctuation">&gt;</text:span></text:p>
      <text:p text:style-name="P37"><text:span text:style-name="ch2_5f_default.Punctuation">&lt;/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r</text:span><text:span text:style-name="ch2_5f_default.Punctuation">&gt;</text:span></text:p>
      <text:p text:style-name="P37"><text:span text:style-name="ch2_5f_default.Punctuation">&lt;</text:span><text:span text:style-name="ch2_5f_default.Name.Tag">td</text:span><text:span text:style-name="ch2_5f_default.Text"> </text:span><text:span text:style-name="ch2_5f_default.Name.Attribute">colspan</text:span><text:span text:style-name="ch2_5f_default.Operator">=</text:span><text:span text:style-name="ch2_5f_default.Literal.String">"2"</text:span><text:span text:style-name="ch2_5f_default.Punctuation">&gt;&lt;</text:span><text:span text:style-name="ch2_5f_default.Name.Tag">input</text:span><text:span text:style-name="ch2_5f_default.Text"> </text:span><text:span text:style-name="ch2_5f_default.Name.Attribute">type</text:span><text:span text:style-name="ch2_5f_default.Operator">=</text:span><text:span text:style-name="ch2_5f_default.Literal.String">"submit"</text:span><text:span text:style-name="ch2_5f_default.Text"> </text:span><text:span text:style-name="ch2_5f_default.Name.Attribute">value</text:span><text:span text:style-name="ch2_5f_default.Operator">=</text:span><text:span text:style-name="ch2_5f_default.Literal.String">"Send"</text:span><text:span text:style-name="ch2_5f_default.Punctuation">&gt;&lt;/</text:span><text:span text:style-name="ch2_5f_default.Name.Tag">td</text:span><text:span text:style-name="ch2_5f_default.Punctuation">&gt;</text:span></text:p>
      <text:p text:style-name="P37"><text:span text:style-name="ch2_5f_default.Punctuation">&lt;/</text:span><text:span text:style-name="ch2_5f_default.Name.Tag">tr</text:span><text:span text:style-name="ch2_5f_default.Punctuation">&gt;</text:span></text:p>
      <text:p text:style-name="P37"><text:span text:style-name="ch2_5f_default.Punctuation">&lt;/</text:span><text:span text:style-name="ch2_5f_default.Name.Tag">table</text:span><text:span text:style-name="ch2_5f_default.Punctuation">&gt;</text:span></text:p>
      <text:p text:style-name="P37"><text:span text:style-name="ch2_5f_default.Punctuation">&lt;/</text:span><text:span text:style-name="ch2_5f_default.Name.Tag">form</text:span><text:span text:style-name="ch2_5f_default.Punctuation">&gt;</text:span></text:p>
      <text:p text:style-name="P37"><text:span text:style-name="ch2_5f_default.Punctuation">&lt;/</text:span><text:span text:style-name="ch2_5f_default.Name.Tag">body</text:span><text:span text:style-name="ch2_5f_default.Punctuation">&gt;</text:span></text:p>
      <text:p text:style-name="P37"><text:span text:style-name="ch2_5f_default.Punctuation">&lt;/</text:span><text:span text:style-name="ch2_5f_default.Name.Tag">html</text:span><text:span text:style-name="ch2_5f_default.Punctuation">&gt;</text:span></text:p>
      <text:p text:style-name="P27"/>
      <text:p text:style-name="P34"><text:span text:style-name="T9">Задание 4. </text:span><text:span text:style-name="T11">Используя валидаторы HTML (предустановленный в браузере или https://validator.w3.org/),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</text:span></text:p>
      <text:object-index text:style-name="Sect1" text:name="Table of Objects1">
        <text:object-index-source>
          <text:index-title-template text:style-name="Object_20_index_20_heading">Validate errors</text:index-title-template>
          <text:object-index-entry-template text:style-name="Object_20_index_20_1">
            <text:index-entry-text/>
            <text:index-entry-tab-stop style:type="right" style:leader-char="."/>
            <text:index-entry-page-number/>
          </text:object-index-entry-template>
        </text:object-index-source>
        <text:index-body>
          <text:index-title text:style-name="Sect1" text:name="Table of Objects1_Head">
            <text:p text:style-name="P32"><text:soft-page-break/>Ошибки валидации</text:p>
            <text:p text:style-name="P32"><draw:frame draw:style-name="fr3" draw:name="Image1" text:anchor-type="char" svg:width="6.8898in" svg:height="0.872in" draw:z-index="5"><draw:image xlink:href="Pictures/10000001000004D00000009C22BD70B20D3F9855.png" xlink:type="simple" xlink:show="embed" xlink:actuate="onLoad" draw:mime-type="image/png"/></draw:frame><draw:frame draw:style-name="fr2" draw:name="Image2" text:anchor-type="char" svg:x="0in" svg:y="0.8717in" svg:width="6.8898in" svg:height="1.1402in" draw:z-index="4"><draw:image xlink:href="Pictures/10000001000003AE0000009C4605F58CFAB7F2FC.png" xlink:type="simple" xlink:show="embed" xlink:actuate="onLoad" draw:mime-type="image/png"/></draw:frame><draw:frame draw:style-name="fr2" draw:name="Image3" text:anchor-type="char" svg:x="0in" svg:y="2.1354in" svg:width="6.8898in" svg:height="2.1063in" draw:z-index="3"><draw:image xlink:href="Pictures/10000001000003730000010E6A974CE6ABDF404E.png" xlink:type="simple" xlink:show="embed" xlink:actuate="onLoad" draw:mime-type="image/png"/></draw:frame></text:p>
          </text:index-title>
        </text:index-body>
      </text:object-index>
      <text:p text:style-name="P33"><text:span text:style-name="T11">И</text:span><text:span text:style-name="T10">справил добавлением вместо «&lt;» &amp;lt и заменой тега &lt;pre&gt; в первом случае, добавлением стилей css </text:span><text:span text:style-name="T12">в виде файла style.css</text:span><text:span text:style-name="T10"> во втором:</text:span></text:p>
      <text:p text:style-name="P20"/>
      <text:p text:style-name="P39"><text:span text:style-name="ch2_5f_default.Punctuation"><text:span text:style-name="T4">.</text:span></text:span><text:span text:style-name="ch2_5f_default.Name.Class"><text:span text:style-name="T4">table</text:span></text:span><text:span text:style-name="ch2_5f_default.Text.Whitespace"><text:span text:style-name="T4"> </text:span></text:span><text:span text:style-name="ch2_5f_default.Name.Tag"><text:span text:style-name="T4">table</text:span></text:span><text:span text:style-name="ch2_5f_default.Text.Whitespace"><text:span text:style-name="T4"> </text:span></text:span><text:span text:style-name="ch2_5f_default.Punctuation"><text:span text:style-name="T4">{</text:span></text:span></text:p>
      <text:p text:style-name="P38"><text:span text:style-name="ch2_5f_default.Keyword"><text:span text:style-name="T4">border</text:span></text:span><text:span text:style-name="ch2_5f_default.Punctuation"><text:span text:style-name="T4">:</text:span></text:span><text:span text:style-name="ch2_5f_default.Text.Whitespace"><text:span text:style-name="T4"> </text:span></text:span><text:span text:style-name="ch2_5f_default.Literal.Number.Integer"><text:span text:style-name="T4">2</text:span></text:span><text:span text:style-name="ch2_5f_default.Keyword.Type"><text:span text:style-name="T4">px</text:span></text:span><text:span text:style-name="ch2_5f_default.Text.Whitespace"><text:span text:style-name="T4"> </text:span></text:span><text:span text:style-name="ch2_5f_default.Keyword.Constant"><text:span text:style-name="T4">solid</text:span></text:span><text:span text:style-name="ch2_5f_default.Text.Whitespace"><text:span text:style-name="T4"> </text:span></text:span><text:span text:style-name="ch2_5f_default.Keyword.Constant"><text:span text:style-name="T4">grey</text:span></text:span><text:span text:style-name="ch2_5f_default.Punctuation"><text:span text:style-name="T4">;</text:span></text:span></text:p>
      <text:p text:style-name="P38"><text:span text:style-name="ch2_5f_default.Punctuation"><text:span text:style-name="T4">}</text:span></text:span></text:p>
      <text:p text:style-name="P40"><text:span text:style-name="ch2_5f_default.Text.Whitespace"><text:span text:style-name="T4"/></text:span></text:p>
      <text:p text:style-name="P38"><text:span text:style-name="ch2_5f_default.Punctuation"><text:span text:style-name="T4">.</text:span></text:span><text:span text:style-name="ch2_5f_default.Name.Class"><text:span text:style-name="T4">table</text:span></text:span><text:span text:style-name="ch2_5f_default.Text.Whitespace"><text:span text:style-name="T4"> </text:span></text:span><text:span text:style-name="ch2_5f_default.Name.Tag"><text:span text:style-name="T4">table</text:span></text:span><text:span text:style-name="ch2_5f_default.Text.Whitespace"><text:span text:style-name="T4"> </text:span></text:span><text:span text:style-name="ch2_5f_default.Operator"><text:span text:style-name="T4">*</text:span></text:span><text:span text:style-name="ch2_5f_default.Text.Whitespace"><text:span text:style-name="T4"> </text:span></text:span><text:span text:style-name="ch2_5f_default.Punctuation"><text:span text:style-name="T4">{</text:span></text:span></text:p>
      <text:p text:style-name="P38"><text:span text:style-name="ch2_5f_default.Keyword"><text:span text:style-name="T4">border</text:span></text:span><text:span text:style-name="ch2_5f_default.Punctuation"><text:span text:style-name="T4">:</text:span></text:span><text:span text:style-name="ch2_5f_default.Text.Whitespace"><text:span text:style-name="T4"> </text:span></text:span><text:span text:style-name="ch2_5f_default.Literal.Number.Float"><text:span text:style-name="T4">0.5</text:span></text:span><text:span text:style-name="ch2_5f_default.Keyword.Type"><text:span text:style-name="T4">px</text:span></text:span><text:span text:style-name="ch2_5f_default.Text.Whitespace"><text:span text:style-name="T4"> </text:span></text:span><text:span text:style-name="ch2_5f_default.Keyword.Constant"><text:span text:style-name="T4">solid</text:span></text:span><text:span text:style-name="ch2_5f_default.Text.Whitespace"><text:span text:style-name="T4"> </text:span></text:span><text:span text:style-name="ch2_5f_default.Keyword.Constant"><text:span text:style-name="T4">grey</text:span></text:span><text:span text:style-name="ch2_5f_default.Punctuation"><text:span text:style-name="T4">;</text:span></text:span></text:p>
      <text:p text:style-name="P38"><text:span text:style-name="ch2_5f_default.Punctuation"><text:span text:style-name="T4">}</text:span></text:span></text:p>
      <text:p text:style-name="P41"/>
      <text:p text:style-name="P26">Вывод: <text:span text:style-name="T17">Научился создавать простейшие HTML страницы, использовать валидатор кода и подключать стили 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898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ch2_5f_default" style:display-name="ch2_default" style:family="text"/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Preproc" style:display-name="ch2_default.Comment.Preproc" style:family="text" style:parent-style-name="ch2_5f_default.Comment">
      <style:text-properties fo:color="#9c6500" loext:opacity="100%" fo:font-style="normal"/>
    </style:style>
    <style:style style:name="ch2_5f_default.Error" style:display-name="ch2_default.Error" style:family="text" style:parent-style-name="ch2_5f_default"/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Name" style:display-name="ch2_default.Name" style:family="text" style:parent-style-name="ch2_5f_default"/>
    <style:style style:name="ch2_5f_default.Name.Attribute" style:display-name="ch2_default.Name.Attribute" style:family="text" style:parent-style-name="ch2_5f_default.Name">
      <style:text-properties fo:color="#687822" loext:opacity="100%"/>
    </style:style>
    <style:style style:name="ch2_5f_default.Name.Tag" style:display-name="ch2_default.Name.Tag" style:family="text" style:parent-style-name="ch2_5f_default.Name">
      <style:text-properties fo:color="#008000" loext:opacity="100%" fo:font-weight="bold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Keyword.Constant" style:display-name="ch2_default.Keyword.Constant" style:family="text" style:parent-style-name="ch2_5f_default.Keyword"/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Literal.Number.Float" style:display-name="ch2_default.Literal.Number.Float" style:family="text" style:parent-style-name="ch2_5f_default.Literal.Number"/>
    <style:style style:name="ch2_5f_default.Literal.Number.Integer" style:display-name="ch2_default.Literal.Number.Integer" style:family="text" style:parent-style-name="ch2_5f_default.Literal.Number"/>
    <style:style style:name="ch2_5f_default.Name.Class" style:display-name="ch2_default.Name.Class" style:family="text" style:parent-style-name="ch2_5f_default.Name">
      <style:text-properties fo:color="#0000ff" loext:opacity="100%" fo:font-weight="bold"/>
    </style:style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7</meta:editing-cycles>
    <meta:creation-date>2019-12-05T09:34:00</meta:creation-date>
    <dc:date>2022-09-26T18:31:15.134834187</dc:date>
    <meta:editing-duration>PT1H15M14S</meta:editing-duration>
    <meta:generator>LibreOffice/7.3.5.2$Linux_X86_64 LibreOffice_project/30$Build-2</meta:generator>
    <meta:document-statistic meta:table-count="3" meta:image-count="4" meta:object-count="0" meta:page-count="7" meta:paragraph-count="227" meta:word-count="905" meta:character-count="7565" meta:non-whitespace-character-count="6879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